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Text_20_body_20_indent_20_Organon">tested with Win7 (LO 4.2.0.4 and OO 4.0.1) and Ubuntu 13.10 (LO 4.2.0.4), not tested with OSX 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09T11:12:32.83</meta:creation-date>
    <meta:document-statistic meta:table-count="0" meta:image-count="0" meta:object-count="0" meta:page-count="1" meta:paragraph-count="12" meta:word-count="59" meta:character-count="423"/>
    <dc:date>2014-07-09T11:12:39.43</dc:date>
    <meta:editing-duration>PT6S</meta:editing-duration>
    <meta:editing-cycles>1</meta:editing-cycles>
    <meta:generator>OpenOffice/4.1.0$Win32 OpenOffice.org_project/410m18$Build-9764</meta:generator>
    <meta:user-defined meta:name="ProjektName">Organon Manual</meta:user-defined>
  </office:meta>
</office:document-meta>
</file>